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3.41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.0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7cm" fo:min-width="4.47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2.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.00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4cm" fo:min-width="1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.27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.678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color="#99ccff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7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fill="solid" draw:fill-color="#b3b3b3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 fo:font-weight="normal" style:font-size-asian="18pt" style:font-size-complex="18pt"/>
    </style:style>
    <style:style style:name="P3" style:family="paragraph">
      <style:paragraph-properties fo:text-align="center"/>
      <style:text-properties fo:font-size="12pt" fo:font-weight="normal" style:font-size-asian="18pt" style:font-size-complex="18pt"/>
    </style:style>
    <style:style style:name="P4" style:family="paragraph">
      <style:paragraph-properties fo:text-align="center"/>
      <style:text-properties fo:font-weight="normal" style:font-size-asian="18pt" style:font-size-complex="18pt"/>
    </style:style>
    <style:style style:name="P5" style:family="paragraph">
      <style:paragraph-properties fo:margin-left="0cm" fo:margin-right="0cm" fo:text-align="center" fo:text-indent="0cm"/>
      <style:text-properties fo:font-weight="normal" style:font-size-asian="18pt" style:font-size-complex="18pt"/>
    </style:style>
    <style:style style:name="P6" style:family="paragraph">
      <style:paragraph-properties fo:margin-left="0cm" fo:margin-right="0cm" fo:text-align="center" fo:text-indent="0cm"/>
      <style:text-properties fo:color="#800000" fo:font-size="12pt" fo:font-weight="bold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font-size="12pt"/>
    </style:style>
    <style:style style:name="P9" style:family="paragraph">
      <style:paragraph-properties fo:margin-left="0cm" fo:margin-right="0cm" fo:text-indent="0cm"/>
      <style:text-properties fo:font-size="12pt" fo:font-weight="normal"/>
    </style:style>
    <style:style style:name="P10" style:family="paragraph">
      <style:paragraph-properties fo:margin-left="0cm" fo:margin-right="0cm" fo:text-align="center" fo:text-indent="0cm"/>
      <style:text-properties fo:font-size="12pt"/>
    </style:style>
    <style:style style:name="P11" style:family="paragraph">
      <style:paragraph-properties fo:margin-left="0cm" fo:margin-right="0cm" fo:text-align="center" fo:text-indent="0cm"/>
      <style:text-properties fo:font-size="12pt" fo:font-weight="normal"/>
    </style:style>
    <style:style style:name="P12" style:family="paragraph">
      <style:paragraph-properties fo:margin-left="0cm" fo:margin-right="0cm" fo:text-align="start" fo:text-indent="0cm"/>
      <style:text-properties fo:font-size="12pt"/>
    </style:style>
    <style:style style:name="P13" style:family="paragraph">
      <style:paragraph-properties fo:margin-left="0cm" fo:margin-right="0cm" fo:text-align="center" fo:text-indent="0cm"/>
      <style:text-properties fo:font-size="12pt" fo:font-weight="bold"/>
    </style:style>
    <style:style style:name="P14" style:family="paragraph">
      <style:paragraph-properties fo:margin-left="0cm" fo:margin-right="0cm" fo:text-indent="0cm"/>
      <style:text-properties fo:color="#ff0000" fo:font-family="'Arial Black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normal" style:font-size-asian="18pt" style:font-size-complex="18pt"/>
    </style:style>
    <style:style style:name="T2" style:family="text">
      <style:text-properties fo:color="#800000" fo:font-size="12pt" fo:font-weight="bold" style:font-size-asian="18pt" style:font-size-complex="18pt"/>
    </style:style>
    <style:style style:name="T3" style:family="text">
      <style:text-properties fo:font-size="12pt" fo:font-weight="normal"/>
    </style:style>
    <style:style style:name="T4" style:family="text">
      <style:text-properties fo:font-size="12pt" style:text-underline-style="solid" style:text-underline-width="auto" style:text-underline-color="font-color" fo:font-weight="bold"/>
    </style:style>
    <style:style style:name="T5" style:family="text">
      <style:text-properties fo:font-size="12pt" fo:font-weight="bold"/>
    </style:style>
    <style:style style:name="T6" style:family="text">
      <style:text-properties fo:font-size="10pt" fo:font-weight="normal"/>
    </style:style>
    <style:style style:name="T7" style:family="text">
      <style:text-properties fo:color="#ff0000" fo:font-family="'Arial Black'" style:font-family-generic="swiss" style:font-pitch="variable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1" draw:layer="layout" svg:width="2.54cm" svg:height="1.438cm" svg:x="8.89cm" svg:y="6.874cm">
          <text:p text:style-name="P1"><text:span text:style-name="T1">Dst MAC</text:span></text:p>
          <text:p text:style-name="P1"><text:span text:style-name="T1">Addr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2" draw:layer="layout" svg:width="2.54cm" svg:height="1.27cm" svg:x="3.81cm" svg:y="8.25cm">
          <text:p text:style-name="P1"><text:span text:style-name="T1">Ethertype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svg:x1="8.89cm" svg:y1="7.592cm" svg:x2="5.079cm" svg:y2="8.25cm" draw:start-shape="id1" draw:start-glue-point="5" draw:end-shape="id2" draw:end-glue-point="4">
          <text:p/>
        </draw:connector>
        <draw:connector draw:style-name="gr2" draw:text-style-name="P3" draw:layer="layout" svg:x1="11.43cm" svg:y1="7.592cm" svg:x2="13.218cm" svg:y2="13.046cm" draw:start-shape="id1" draw:start-glue-point="7" draw:end-shape="id3" draw:end-glue-point="4">
          <text:p/>
        </draw:connector>
        <draw:custom-shape draw:style-name="gr1" draw:text-style-name="P2" draw:id="id3" draw:layer="layout" svg:width="1.962cm" svg:height="1.155cm" svg:x="12.238cm" svg:y="13.046cm">
          <text:p text:style-name="P1"><text:span text:style-name="T1">Drop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draw:id="id4" draw:layer="layout" svg:width="2.655cm" svg:height="1.679cm" svg:x="0.115cm" svg:y="25.337cm">
          <text:p text:style-name="P1"><text:span text:style-name="T1">Send to</text:span></text:p>
          <text:p text:style-name="P1"><text:span text:style-name="T1">Input </text:span></text:p>
          <text:p text:style-name="P1"><text:span text:style-name="T1">CPU po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svg:x1="3.81cm" svg:y1="8.884cm" svg:x2="1.442cm" svg:y2="25.337cm" draw:start-shape="id2" draw:start-glue-point="5" draw:end-shape="id4" draw:end-glue-point="4">
          <text:p/>
        </draw:connector>
        <draw:custom-shape draw:style-name="gr1" draw:text-style-name="P2" draw:id="id5" draw:layer="layout" svg:width="2.54cm" svg:height="1.27cm" svg:x="3.81cm" svg:y="10.791cm">
          <text:p text:style-name="P1"><text:span text:style-name="T1">IP Checksum</text:span></text:p>
          <text:p text:style-name="P1"><text:span text:style-name="T1">correct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svg:x1="5.079cm" svg:y1="9.52cm" svg:x2="5.079cm" svg:y2="10.791cm" draw:start-shape="id2" draw:start-glue-point="6" draw:end-shape="id5" draw:end-glue-point="4">
          <text:p/>
        </draw:connector>
        <draw:connector draw:style-name="gr2" draw:text-style-name="P4" draw:layer="layout" svg:x1="6.35cm" svg:y1="11.425cm" svg:x2="13.218cm" svg:y2="13.046cm" draw:start-shape="id5" draw:start-glue-point="7" draw:end-shape="id3" draw:end-glue-point="4">
          <text:p/>
        </draw:connector>
        <draw:frame draw:style-name="gr3" draw:text-style-name="P5" draw:layer="layout" svg:width="3.919cm" svg:height="0.798cm" svg:x="11.44cm" svg:y="6.58cm">
          <draw:text-box>
            <text:p text:style-name="P1"><text:span text:style-name="T1">not for us</text:span></text:p>
          </draw:text-box>
        </draw:frame>
        <draw:frame draw:style-name="gr4" draw:text-style-name="P5" draw:layer="layout" svg:width="1.504cm" svg:height="0.798cm" svg:x="7.966cm" svg:y="10.736cm">
          <draw:text-box>
            <text:p text:style-name="P1"><text:span text:style-name="T1">No</text:span></text:p>
          </draw:text-box>
        </draw:frame>
        <draw:custom-shape draw:style-name="gr1" draw:text-style-name="P2" draw:id="id7" draw:layer="layout" svg:width="2.54cm" svg:height="1.27cm" svg:x="3.81cm" svg:y="15.586cm">
          <text:p text:style-name="P1"><text:span text:style-name="T1">ver != 4</text:span></text:p>
          <text:p text:style-name="P1"><text:span text:style-name="T1">or IP opts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svg:x1="5.079cm" svg:y1="12.061cm" svg:x2="5.079cm" svg:y2="13.099cm" draw:start-shape="id5" draw:start-glue-point="6" draw:end-shape="id6" draw:end-glue-point="4">
          <text:p/>
        </draw:connector>
        <draw:frame draw:style-name="gr5" draw:text-style-name="P5" draw:layer="layout" svg:width="4.978cm" svg:height="1.857cm" svg:x="5.197cm" svg:y="6.002cm">
          <draw:text-box>
            <text:p text:style-name="P1"><text:span text:style-name="T1">unicast for </text:span></text:p>
            <text:p text:style-name="P1"><text:span text:style-name="T1">correct port</text:span></text:p>
            <text:p text:style-name="P1"><text:span text:style-name="T1">or broadcast</text:span></text:p>
          </draw:text-box>
        </draw:frame>
        <draw:frame draw:style-name="gr6" draw:text-style-name="P5" draw:layer="layout" svg:width="2.55cm" svg:height="0.798cm" svg:x="2.078cm" svg:y="8.196cm">
          <draw:text-box>
            <text:p text:style-name="P1"><text:span text:style-name="T1">not IP</text:span></text:p>
          </draw:text-box>
        </draw:frame>
        <draw:connector draw:style-name="gr2" draw:text-style-name="P4" draw:layer="layout" svg:x1="3.81cm" svg:y1="16.22cm" svg:x2="1.442cm" svg:y2="25.337cm" draw:start-shape="id7" draw:start-glue-point="5" draw:end-shape="id4" draw:end-glue-point="4">
          <text:p/>
        </draw:connector>
        <draw:frame draw:style-name="gr7" draw:text-style-name="P5" draw:layer="layout" svg:width="1.775cm" svg:height="0.798cm" svg:x="1.847cm" svg:y="15.532cm">
          <draw:text-box>
            <text:p text:style-name="P1"><text:span text:style-name="T1">Yes</text:span></text:p>
          </draw:text-box>
        </draw:frame>
        <draw:custom-shape draw:style-name="gr1" draw:text-style-name="P2" draw:id="id8" draw:layer="layout" svg:width="2.54cm" svg:height="1.27cm" svg:x="3.81cm" svg:y="19.973cm">
          <text:p text:style-name="P1"><text:span text:style-name="T1">Routing Table</text:span></text:p>
          <text:p text:style-name="P1"><text:span text:style-name="T1">Match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4" draw:layer="layout" svg:x1="3.81cm" svg:y1="20.607cm" svg:x2="1.442cm" svg:y2="25.337cm" draw:start-shape="id8" draw:start-glue-point="5" draw:end-shape="id4" draw:end-glue-point="4">
          <text:p/>
        </draw:connector>
        <draw:frame draw:style-name="gr8" draw:text-style-name="P5" draw:layer="layout" svg:width="1.505cm" svg:height="0.798cm" svg:x="1.847cm" svg:y="19.803cm">
          <draw:text-box>
            <text:p text:style-name="P1"><text:span text:style-name="T1">No</text:span></text:p>
          </draw:text-box>
        </draw:frame>
        <draw:connector draw:style-name="gr2" draw:text-style-name="P4" draw:layer="layout" svg:x1="5.079cm" svg:y1="19.05cm" svg:x2="5.079cm" svg:y2="19.973cm" draw:start-shape="id9" draw:start-glue-point="6" draw:end-shape="id8" draw:end-glue-point="4">
          <text:p/>
        </draw:connector>
        <draw:frame draw:style-name="gr9" draw:text-style-name="P5" draw:layer="layout" svg:width="1.775cm" svg:height="0.864cm" svg:x="3.81cm" svg:y="19.165cm">
          <draw:text-box>
            <text:p text:style-name="P1"><text:span text:style-name="T1">Yes</text:span></text:p>
          </draw:text-box>
        </draw:frame>
        <draw:custom-shape draw:style-name="gr1" draw:text-style-name="P2" draw:id="id10" draw:layer="layout" svg:width="2.54cm" svg:height="1.27cm" svg:x="3.81cm" svg:y="22.051cm">
          <text:p text:style-name="P1"><text:span text:style-name="T1">ARP table</text:span></text:p>
          <text:p text:style-name="P1"><text:span text:style-name="T1">hit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4" draw:layer="layout" svg:x1="3.81cm" svg:y1="22.685cm" svg:x2="1.442cm" svg:y2="25.337cm" draw:start-shape="id10" draw:start-glue-point="5" draw:end-shape="id4" draw:end-glue-point="4">
          <text:p/>
        </draw:connector>
        <draw:connector draw:style-name="gr2" draw:text-style-name="P4" draw:layer="layout" svg:x1="5.079cm" svg:y1="21.243cm" svg:x2="5.08cm" svg:y2="22.051cm" draw:start-shape="id8" draw:start-glue-point="6" draw:end-shape="id10" draw:end-glue-point="0">
          <text:p/>
        </draw:connector>
        <draw:frame draw:style-name="gr8" draw:text-style-name="P5" draw:layer="layout" svg:width="1.505cm" svg:height="0.798cm" svg:x="1.847cm" svg:y="21.82cm">
          <draw:text-box>
            <text:p text:style-name="P1"><text:span text:style-name="T1">No</text:span></text:p>
          </draw:text-box>
        </draw:frame>
        <draw:frame draw:style-name="gr7" draw:text-style-name="P5" draw:layer="layout" svg:width="1.775cm" svg:height="0.798cm" svg:x="3.721cm" svg:y="21.012cm">
          <draw:text-box>
            <text:p text:style-name="P1"><text:span text:style-name="T1">Yes</text:span></text:p>
          </draw:text-box>
        </draw:frame>
        <draw:custom-shape draw:style-name="gr1" draw:text-style-name="P2" draw:id="id6" draw:layer="layout" svg:width="2.54cm" svg:height="1.27cm" svg:x="3.81cm" svg:y="13.099cm">
          <text:p text:style-name="P1"><text:span text:style-name="T1">IP dst is</text:span></text:p>
          <text:p text:style-name="P1"><text:span text:style-name="T1">in filter tabl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4" draw:layer="layout" svg:x1="6.35cm" svg:y1="13.734cm" svg:x2="8.775cm" svg:y2="13.739cm" draw:start-shape="id6" draw:end-shape="id11">
          <text:p/>
        </draw:connector>
        <draw:frame draw:style-name="gr10" draw:text-style-name="P5" draw:layer="layout" svg:width="1.774cm" svg:height="0.798cm" svg:x="3.952cm" svg:y="12.06cm">
          <draw:text-box>
            <text:p text:style-name="P1"><text:span text:style-name="T1">Yes</text:span></text:p>
          </draw:text-box>
        </draw:frame>
        <draw:connector draw:style-name="gr2" draw:text-style-name="P4" draw:layer="layout" svg:x1="5.079cm" svg:y1="14.369cm" svg:x2="5.079cm" svg:y2="15.586cm" draw:start-shape="id6" draw:start-glue-point="6" draw:end-shape="id7" draw:end-glue-point="4">
          <text:p/>
        </draw:connector>
        <draw:frame draw:style-name="gr8" draw:text-style-name="P5" draw:layer="layout" svg:width="1.505cm" svg:height="0.798cm" svg:x="4.002cm" svg:y="14.662cm">
          <draw:text-box>
            <text:p text:style-name="P1"><text:span text:style-name="T1">No</text:span></text:p>
          </draw:text-box>
        </draw:frame>
        <draw:frame draw:style-name="gr7" draw:text-style-name="P5" draw:layer="layout" svg:width="1.775cm" svg:height="0.798cm" svg:x="6.465cm" svg:y="12.983cm">
          <draw:text-box>
            <text:p text:style-name="P1"><text:span text:style-name="T1">Yes</text:span></text:p>
          </draw:text-box>
        </draw:frame>
        <draw:frame draw:style-name="gr11" draw:text-style-name="P5" draw:layer="layout" svg:width="1.178cm" svg:height="0.797cm" svg:x="4.081cm" svg:y="9.696cm">
          <draw:text-box>
            <text:p text:style-name="P1"><text:span text:style-name="T1">IP</text:span></text:p>
          </draw:text-box>
        </draw:frame>
        <draw:custom-shape draw:style-name="gr1" draw:text-style-name="P2" draw:id="id11" draw:layer="layout" svg:width="2.655cm" svg:height="1.616cm" svg:x="8.775cm" svg:y="12.931cm">
          <text:p text:style-name="P1"><text:span text:style-name="T1">Send to</text:span></text:p>
          <text:p text:style-name="P1"><text:span text:style-name="T1">Destination</text:span></text:p>
          <text:p text:style-name="P1"><text:span text:style-name="T1">CPU po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2" draw:text-style-name="P2" draw:id="id12" draw:layer="layout" svg:width="3.926cm" svg:height="2.425cm" svg:x="3.117cm" svg:y="24.245cm">
          <text:p text:style-name="P1"><text:span text:style-name="T1">Dec TTL</text:span></text:p>
          <text:p text:style-name="P1"><text:span text:style-name="T1">update IP cksum</text:span></text:p>
          <text:p text:style-name="P1"><text:span text:style-name="T1">Set MAC dst</text:span></text:p>
          <text:p text:style-name="P1"><text:span text:style-name="T1">Set MAC s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13" draw:layer="layout" svg:width="2.655cm" svg:height="1.501cm" svg:x="8.775cm" svg:y="24.707cm">
          <text:p text:style-name="P1"><text:span text:style-name="T1">Send to</text:span></text:p>
          <text:p text:style-name="P1"><text:span text:style-name="T1">Destination</text:span></text:p>
          <text:p text:style-name="P1"><text:span text:style-name="T1">MAC po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4" draw:layer="layout" svg:x1="5.079cm" svg:y1="23.321cm" svg:x2="5.08cm" svg:y2="24.245cm" draw:start-shape="id10" draw:start-glue-point="6" draw:end-shape="id12" draw:end-glue-point="0">
          <text:p/>
        </draw:connector>
        <draw:frame draw:style-name="gr7" draw:text-style-name="P5" draw:layer="layout" svg:width="1.775cm" svg:height="0.798cm" svg:x="3.837cm" svg:y="23.096cm">
          <draw:text-box>
            <text:p text:style-name="P1"><text:span text:style-name="T1">Yes</text:span></text:p>
          </draw:text-box>
        </draw:frame>
        <draw:connector draw:style-name="gr2" draw:text-style-name="P4" draw:layer="layout" svg:x1="7.043cm" svg:y1="25.457cm" svg:x2="8.775cm" svg:y2="25.457cm" draw:start-shape="id12" draw:end-shape="id13">
          <text:p/>
        </draw:connector>
        <draw:custom-shape draw:style-name="gr1" draw:text-style-name="P2" draw:id="id14" draw:layer="layout" svg:width="2.54cm" svg:height="1.438cm" svg:x="8.89cm" svg:y="4.218cm">
          <text:p text:style-name="P1"><text:span text:style-name="T1">Pkt from</text:span></text:p>
          <text:p text:style-name="P1"><text:span text:style-name="T1">CPU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4" draw:layer="layout" svg:x1="10.159cm" svg:y1="5.656cm" svg:x2="10.16cm" svg:y2="6.874cm" draw:start-shape="id14" draw:start-glue-point="6" draw:end-shape="id1">
          <text:p/>
        </draw:connector>
        <draw:frame draw:style-name="gr8" draw:text-style-name="P5" draw:layer="layout" svg:width="1.505cm" svg:height="0.798cm" svg:x="9.081cm" svg:y="5.656cm">
          <draw:text-box>
            <text:p text:style-name="P1"><text:span text:style-name="T1">No</text:span></text:p>
          </draw:text-box>
        </draw:frame>
        <draw:custom-shape draw:style-name="gr1" draw:text-style-name="P2" draw:id="id15" draw:layer="layout" svg:width="2.655cm" svg:height="1.679cm" svg:x="0.692cm" svg:y="4.103cm">
          <text:p text:style-name="P1"><text:span text:style-name="T1">Send to</text:span></text:p>
          <text:p text:style-name="P1"><text:span text:style-name="T1">Input </text:span></text:p>
          <text:p text:style-name="P1"><text:span text:style-name="T1">MAC po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4" draw:layer="layout" svg:x1="8.89cm" svg:y1="4.936cm" svg:x2="3.347cm" svg:y2="4.942cm" draw:start-shape="id14" draw:start-glue-point="5" draw:end-shape="id15">
          <text:p/>
        </draw:connector>
        <draw:frame draw:style-name="gr7" draw:text-style-name="P5" draw:layer="layout" svg:width="1.775cm" svg:height="0.798cm" svg:x="5.906cm" svg:y="4.195cm">
          <draw:text-box>
            <text:p text:style-name="P1"><text:span text:style-name="T1">Yes</text:span></text:p>
          </draw:text-box>
        </draw:frame>
        <draw:custom-shape draw:style-name="gr1" draw:text-style-name="P2" draw:id="id9" draw:layer="layout" svg:width="2.54cm" svg:height="1.27cm" svg:x="3.81cm" svg:y="17.78cm">
          <text:p text:style-name="P1"><text:span text:style-name="T1">TTL&gt;1 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4" draw:layer="layout" svg:x1="5.079cm" svg:y1="16.856cm" svg:x2="5.079cm" svg:y2="17.78cm" draw:start-shape="id7" draw:start-glue-point="6" draw:end-shape="id9" draw:end-glue-point="4">
          <text:p/>
        </draw:connector>
        <draw:connector draw:style-name="gr2" draw:text-style-name="P4" draw:layer="layout" svg:x1="3.81cm" svg:y1="18.414cm" svg:x2="1.442cm" svg:y2="25.337cm" draw:start-shape="id9" draw:start-glue-point="5" draw:end-shape="id4" draw:end-glue-point="4">
          <text:p/>
        </draw:connector>
        <draw:frame draw:style-name="gr8" draw:text-style-name="P5" draw:layer="layout" svg:width="1.505cm" svg:height="0.798cm" svg:x="4.04cm" svg:y="16.971cm">
          <draw:text-box>
            <text:p text:style-name="P1"><text:span text:style-name="T1">No</text:span></text:p>
          </draw:text-box>
        </draw:frame>
        <draw:frame draw:style-name="gr8" draw:text-style-name="P5" draw:layer="layout" svg:width="1.505cm" svg:height="0.798cm" svg:x="1.847cm" svg:y="17.664cm">
          <draw:text-box>
            <text:p text:style-name="P1"><text:span text:style-name="T1">No</text:span></text:p>
          </draw:text-box>
        </draw:frame>
        <draw:frame draw:style-name="gr7" draw:text-style-name="P6" draw:layer="layout" svg:width="1.775cm" svg:height="0.798cm" svg:x="5.845cm" svg:y="5.08cm">
          <draw:text-box>
            <text:p text:style-name="P1"><text:span text:style-name="T2">2.1.1</text:span></text:p>
          </draw:text-box>
        </draw:frame>
        <draw:frame draw:style-name="gr7" draw:text-style-name="P6" draw:layer="layout" svg:width="1.775cm" svg:height="0.798cm" svg:x="11.43cm" svg:y="7.62cm">
          <draw:text-box>
            <text:p text:style-name="P1"><text:span text:style-name="T2">2.1.2</text:span></text:p>
          </draw:text-box>
        </draw:frame>
        <draw:frame draw:style-name="gr7" draw:text-style-name="P6" draw:layer="layout" svg:width="1.775cm" svg:height="0.798cm" svg:x="2.035cm" svg:y="8.9cm">
          <draw:text-box>
            <text:p text:style-name="P1"><text:span text:style-name="T2">2.1.3</text:span></text:p>
          </draw:text-box>
        </draw:frame>
        <draw:frame draw:style-name="gr7" draw:text-style-name="P6" draw:layer="layout" svg:width="1.775cm" svg:height="0.798cm" svg:x="1.688cm" svg:y="16.289cm">
          <draw:text-box>
            <text:p text:style-name="P1"><text:span text:style-name="T2">2.1.4</text:span></text:p>
          </draw:text-box>
        </draw:frame>
        <draw:frame draw:style-name="gr7" draw:text-style-name="P6" draw:layer="layout" svg:width="1.775cm" svg:height="0.798cm" svg:x="1.616cm" svg:y="18.482cm">
          <draw:text-box>
            <text:p text:style-name="P1"><text:span text:style-name="T2">2.1.5</text:span></text:p>
          </draw:text-box>
        </draw:frame>
        <draw:frame draw:style-name="gr7" draw:text-style-name="P6" draw:layer="layout" svg:width="1.775cm" svg:height="0.798cm" svg:x="1.688cm" svg:y="20.561cm">
          <draw:text-box>
            <text:p text:style-name="P1"><text:span text:style-name="T2">2.1.6</text:span></text:p>
          </draw:text-box>
        </draw:frame>
        <draw:frame draw:style-name="gr7" draw:text-style-name="P6" draw:layer="layout" svg:width="1.775cm" svg:height="0.798cm" svg:x="1.688cm" svg:y="22.744cm">
          <draw:text-box>
            <text:p text:style-name="P1"><text:span text:style-name="T2">2.1.7</text:span></text:p>
          </draw:text-box>
        </draw:frame>
        <draw:frame draw:style-name="gr7" draw:text-style-name="P6" draw:layer="layout" svg:width="1.775cm" svg:height="0.798cm" svg:x="7.62cm" svg:y="11.43cm">
          <draw:text-box>
            <text:p text:style-name="P1"><text:span text:style-name="T2">2.1.8</text:span></text:p>
          </draw:text-box>
        </draw:frame>
        <draw:frame draw:style-name="gr7" draw:text-style-name="P6" draw:layer="layout" svg:width="1.775cm" svg:height="0.798cm" svg:x="6.35cm" svg:y="13.864cm">
          <draw:text-box>
            <text:p text:style-name="P1"><text:span text:style-name="T2">2.1.9</text:span></text:p>
          </draw:text-box>
        </draw:frame>
        <draw:frame draw:style-name="gr7" draw:text-style-name="P6" draw:layer="layout" svg:width="2.009cm" svg:height="0.798cm" svg:x="6.927cm" svg:y="25.515cm">
          <draw:text-box>
            <text:p text:style-name="P1"><text:span text:style-name="T2">2.1.10</text:span></text:p>
          </draw:text-box>
        </draw:frame>
        <draw:frame draw:style-name="gr7" draw:text-style-name="P6" draw:layer="layout" svg:width="2.009cm" svg:height="1.243cm" svg:x="5.31cm" svg:y="21.012cm">
          <draw:text-box>
            <text:p text:style-name="P1"><text:span text:style-name="T2">2.1.11</text:span></text:p>
            <text:p text:style-name="P1"><text:span text:style-name="T2">2.1.12</text:span></text:p>
          </draw:text-box>
        </draw:frame>
      </draw:page>
      <draw:page draw:name="page2" draw:style-name="dp1" draw:master-page-name="Default">
        <office:forms form:automatic-focus="false" form:apply-design-mode="false"/>
        <draw:custom-shape draw:style-name="gr13" draw:text-style-name="P7" draw:id="id16" draw:layer="layout" svg:width="2.4cm" svg:height="0.919cm" svg:x="13.865cm" svg:y="11.33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7" draw:id="id17" draw:layer="layout" svg:width="2.4cm" svg:height="0.919cm" svg:x="13.895cm" svg:y="13.137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7" draw:id="id19" draw:layer="layout" svg:width="2.4cm" svg:height="0.919cm" svg:x="13.895cm" svg:y="14.937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7" draw:id="id18" draw:layer="layout" svg:width="2.433cm" svg:height="0.808cm" svg:x="18.18cm" svg:y="13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id="id20" draw:layer="layout" svg:width="2.4cm" svg:height="0.919cm" svg:x="13.895cm" svg:y="16.738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7" draw:id="id21" draw:layer="layout" svg:width="2.4cm" svg:height="0.919cm" svg:x="13.895cm" svg:y="18.639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7" draw:id="id22" draw:layer="layout" svg:width="2.4cm" svg:height="0.919cm" svg:x="18.095cm" svg:y="18.139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7" draw:id="id23" draw:layer="layout" svg:width="2.433cm" svg:height="0.808cm" svg:x="18.081cm" svg:y="20.0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id="id24" draw:layer="layout" svg:width="2.4cm" svg:height="0.919cm" svg:x="13.895cm" svg:y="20.84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7" draw:id="id25" draw:layer="layout" svg:width="2.433cm" svg:height="0.808cm" svg:x="13.882cm" svg:y="22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id="id26" draw:layer="layout" svg:width="2.4cm" svg:height="0.919cm" svg:x="13.899cm" svg:y="24.698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7" draw:id="id27" draw:layer="layout" svg:width="2.433cm" svg:height="0.808cm" svg:x="18.182cm" svg:y="24.7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id="id28" draw:layer="layout" svg:width="2.433cm" svg:height="0.808cm" svg:x="18.183cm" svg:y="2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id="id29" draw:layer="layout" svg:width="2.433cm" svg:height="0.808cm" svg:x="13.883cm" svg:y="2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7" draw:layer="layout" svg:x1="15.064cm" svg:y1="12.254cm" svg:x2="15.094cm" svg:y2="13.137cm" draw:start-shape="id16" draw:start-glue-point="6" draw:end-shape="id17" draw:end-glue-point="4">
          <text:p/>
        </draw:connector>
        <draw:connector draw:style-name="gr2" draw:text-style-name="P7" draw:layer="layout" svg:x1="16.295cm" svg:y1="13.596cm" svg:x2="18.18cm" svg:y2="13.596cm" draw:start-shape="id17" draw:start-glue-point="7" draw:end-shape="id18" draw:end-glue-point="3">
          <text:p/>
        </draw:connector>
        <draw:connector draw:style-name="gr2" draw:text-style-name="P7" draw:layer="layout" svg:x1="15.094cm" svg:y1="14.056cm" svg:x2="15.094cm" svg:y2="14.937cm" draw:start-shape="id17" draw:start-glue-point="6" draw:end-shape="id19" draw:end-glue-point="4">
          <text:p/>
        </draw:connector>
        <draw:connector draw:style-name="gr2" draw:text-style-name="P7" draw:layer="layout" svg:x1="15.094cm" svg:y1="17.657cm" svg:x2="15.094cm" svg:y2="18.639cm" draw:start-shape="id20" draw:start-glue-point="6" draw:end-shape="id21" draw:end-glue-point="4">
          <text:p/>
        </draw:connector>
        <draw:connector draw:style-name="gr2" draw:text-style-name="P7" draw:layer="layout" svg:x1="15.094cm" svg:y1="15.856cm" svg:x2="15.094cm" svg:y2="16.738cm" draw:start-shape="id19" draw:start-glue-point="6" draw:end-shape="id20" draw:end-glue-point="4">
          <text:p/>
        </draw:connector>
        <draw:connector draw:style-name="gr2" draw:text-style-name="P7" draw:layer="layout" svg:x1="16.295cm" svg:y1="19.098cm" svg:x2="18.095cm" svg:y2="18.598cm" draw:start-shape="id21" draw:start-glue-point="7" draw:end-shape="id22" draw:end-glue-point="5">
          <text:p/>
        </draw:connector>
        <draw:connector draw:style-name="gr2" draw:text-style-name="P7" draw:layer="layout" svg:x1="19.294cm" svg:y1="19.058cm" svg:x2="19.297cm" svg:y2="20.036cm" draw:start-shape="id22" draw:start-glue-point="6" draw:end-shape="id23" draw:end-glue-point="0">
          <text:p/>
        </draw:connector>
        <draw:connector draw:style-name="gr2" draw:text-style-name="P7" draw:layer="layout" svg:x1="15.094cm" svg:y1="19.558cm" svg:x2="15.094cm" svg:y2="20.84cm" draw:start-shape="id21" draw:start-glue-point="6" draw:end-shape="id24" draw:end-glue-point="4">
          <text:p/>
        </draw:connector>
        <draw:connector draw:style-name="gr2" draw:text-style-name="P7" draw:layer="layout" svg:x1="15.094cm" svg:y1="21.759cm" svg:x2="15.098cm" svg:y2="22.636cm" draw:start-shape="id24" draw:start-glue-point="6" draw:end-shape="id25" draw:end-glue-point="0">
          <text:p/>
        </draw:connector>
        <draw:connector draw:style-name="gr2" draw:text-style-name="P7" draw:layer="layout" svg:x1="16.299cm" svg:y1="25.157cm" svg:x2="18.182cm" svg:y2="25.157cm" draw:start-shape="id26" draw:start-glue-point="7" draw:end-shape="id27" draw:end-glue-point="3">
          <text:p/>
        </draw:connector>
        <draw:connector draw:style-name="gr2" draw:text-style-name="P7" draw:layer="layout" svg:x1="19.398cm" svg:y1="25.561cm" svg:x2="19.399cm" svg:y2="26.949cm" draw:start-shape="id27" draw:start-glue-point="2" draw:end-shape="id28" draw:end-glue-point="0">
          <text:p/>
        </draw:connector>
        <draw:connector draw:style-name="gr2" draw:text-style-name="P7" draw:layer="layout" svg:x1="15.098cm" svg:y1="25.617cm" svg:x2="15.099cm" svg:y2="26.949cm" draw:start-shape="id26" draw:start-glue-point="6" draw:end-shape="id29" draw:end-glue-point="0">
          <text:p/>
        </draw:connector>
        <draw:connector draw:style-name="gr2" draw:text-style-name="P7" draw:layer="layout" draw:line-skew="2.176cm" svg:x1="16.295cm" svg:y1="21.299cm" svg:x2="21.107cm" svg:y2="17.168cm" draw:start-shape="id24" draw:start-glue-point="7">
          <text:p/>
        </draw:connector>
        <draw:custom-shape draw:style-name="gr13" draw:text-style-name="P7" draw:id="id51" draw:layer="layout" svg:width="2.433cm" svg:height="0.808cm" svg:x="13.849cm" svg:y="9.1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id="id30" draw:layer="layout" svg:width="2.4cm" svg:height="0.919cm" svg:x="3.245cm" svg:y="4.502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7" draw:id="id31" draw:layer="layout" svg:width="2.4cm" svg:height="0.919cm" svg:x="0.577cm" svg:y="6.611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7" draw:id="id32" draw:layer="layout" svg:width="2.433cm" svg:height="0.808cm" svg:x="5.274cm" svg:y="6.6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id="id33" draw:layer="layout" svg:width="2.433cm" svg:height="0.808cm" svg:x="5.275cm" svg:y="8.5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id="id34" draw:layer="layout" svg:width="2.433cm" svg:height="0.808cm" svg:x="0.561cm" svg:y="8.5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id="id35" draw:layer="layout" svg:width="2.433cm" svg:height="0.808cm" svg:x="0.561cm" svg:y="10.7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7" draw:layer="layout" svg:x1="3.245cm" svg:y1="4.961cm" svg:x2="1.776cm" svg:y2="6.611cm" draw:start-shape="id30" draw:start-glue-point="5" draw:end-shape="id31" draw:end-glue-point="4">
          <text:p/>
        </draw:connector>
        <draw:connector draw:style-name="gr2" draw:text-style-name="P7" draw:layer="layout" svg:x1="4.444cm" svg:y1="5.421cm" svg:x2="6.49cm" svg:y2="6.685cm" draw:start-shape="id30" draw:start-glue-point="6" draw:end-shape="id32" draw:end-glue-point="0">
          <text:p/>
        </draw:connector>
        <draw:connector draw:style-name="gr2" draw:text-style-name="P7" draw:layer="layout" svg:x1="6.49cm" svg:y1="7.493cm" svg:x2="6.491cm" svg:y2="8.585cm" draw:start-shape="id32" draw:start-glue-point="2" draw:end-shape="id33" draw:end-glue-point="0">
          <text:p/>
        </draw:connector>
        <draw:connector draw:style-name="gr2" draw:text-style-name="P7" draw:layer="layout" svg:x1="1.776cm" svg:y1="7.53cm" svg:x2="1.777cm" svg:y2="8.585cm" draw:start-shape="id31" draw:start-glue-point="6" draw:end-shape="id34" draw:end-glue-point="0">
          <text:p/>
        </draw:connector>
        <draw:connector draw:style-name="gr2" draw:text-style-name="P7" draw:layer="layout" svg:x1="1.777cm" svg:y1="9.393cm" svg:x2="1.777cm" svg:y2="10.785cm" draw:start-shape="id34" draw:start-glue-point="2" draw:end-shape="id35" draw:end-glue-point="0">
          <text:p/>
        </draw:connector>
        <draw:connector draw:style-name="gr2" draw:text-style-name="P7" draw:layer="layout" svg:x1="2.977cm" svg:y1="7.07cm" svg:x2="3.824cm" svg:y2="7.113cm" draw:start-shape="id31" draw:start-glue-point="7" draw:end-shape="id36" draw:end-glue-point="3">
          <text:p/>
        </draw:connector>
        <draw:custom-shape draw:style-name="gr13" draw:text-style-name="P7" draw:id="id38" draw:layer="layout" svg:width="2.4cm" svg:height="0.919cm" svg:x="9.018cm" svg:y="2.394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7" draw:id="id39" draw:layer="layout" svg:width="2.4cm" svg:height="0.997cm" svg:x="9.018cm" svg:y="4.463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7" draw:id="id40" draw:layer="layout" svg:width="2.4cm" svg:height="0.919cm" svg:x="9.018cm" svg:y="6.80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7" draw:id="id41" draw:layer="layout" svg:width="2.4cm" svg:height="0.919cm" svg:x="9.018cm" svg:y="9.068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7" draw:id="id42" draw:layer="layout" svg:width="2.4cm" svg:height="0.919cm" svg:x="9.018cm" svg:y="11.33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7" draw:id="id43" draw:layer="layout" svg:width="2.4cm" svg:height="0.919cm" svg:x="9.018cm" svg:y="13.599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7" draw:id="id44" draw:layer="layout" svg:width="2.4cm" svg:height="0.919cm" svg:x="9.018cm" svg:y="15.863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7" draw:id="id47" draw:layer="layout" svg:width="2.4cm" svg:height="0.919cm" svg:x="9.018cm" svg:y="22.433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7" draw:id="id48" draw:layer="layout" svg:width="2.4cm" svg:height="0.919cm" svg:x="9.018cm" svg:y="24.698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7" draw:id="id37" draw:layer="layout" svg:width="2.4cm" svg:height="0.919cm" svg:x="9.018cm" svg:y="0.12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4" draw:text-style-name="P9" draw:layer="layout" svg:width="3.029cm" svg:height="0.847cm" svg:x="8.95cm" svg:y="0.2cm">
          <draw:text-box>
            <text:p text:style-name="P8"><text:span text:style-name="T3">read packet</text:span></text:p>
          </draw:text-box>
        </draw:frame>
        <draw:connector draw:style-name="gr2" draw:text-style-name="P4" draw:layer="layout" svg:x1="10.217cm" svg:y1="1.039cm" svg:x2="10.217cm" svg:y2="2.394cm" draw:start-shape="id37" draw:start-glue-point="6" draw:end-shape="id38" draw:end-glue-point="4">
          <text:p/>
        </draw:connector>
        <draw:frame draw:style-name="gr15" draw:text-style-name="P11" draw:layer="layout" svg:width="4.528cm" svg:height="0.747cm" svg:x="8.324cm" svg:y="2.483cm">
          <draw:text-box>
            <text:p text:style-name="P10"><text:span text:style-name="T3">interface disabled?</text:span></text:p>
          </draw:text-box>
        </draw:frame>
        <draw:frame draw:style-name="gr15" draw:text-style-name="P11" draw:layer="layout" svg:width="2.576cm" svg:height="0.747cm" svg:x="9.154cm" svg:y="4.549cm">
          <draw:text-box>
            <text:p text:style-name="P10"><text:span text:style-name="T3">ethertype</text:span></text:p>
          </draw:text-box>
        </draw:frame>
        <draw:frame draw:style-name="gr15" draw:text-style-name="P11" draw:layer="layout" svg:width="4.392cm" svg:height="1.739cm" svg:x="8.41cm" svg:y="6.626cm">
          <draw:text-box>
            <text:p text:style-name="P10"><text:span text:style-name="T3">if (!ipv4 | options |</text:span></text:p>
            <text:p text:style-name="P10"><text:span text:style-name="T3">fragmentation |</text:span></text:p>
            <text:p text:style-name="P10"><text:span text:style-name="T3">bad checksum)</text:span></text:p>
          </draw:text-box>
        </draw:frame>
        <draw:frame draw:style-name="gr15" draw:text-style-name="P9" draw:layer="layout" svg:width="3.034cm" svg:height="0.747cm" svg:x="8.69cm" svg:y="11.419cm">
          <draw:text-box>
            <text:p text:style-name="P8"><text:span text:style-name="T3">dest ip is us</text:span></text:p>
          </draw:text-box>
        </draw:frame>
        <draw:frame draw:style-name="gr15" draw:text-style-name="P11" draw:layer="layout" svg:width="3.288cm" svg:height="1.243cm" svg:x="8.633cm" svg:y="8.89cm">
          <draw:text-box>
            <text:p text:style-name="P10"><text:span text:style-name="T3">dest ip is </text:span></text:p>
            <text:p text:style-name="P10"><text:span text:style-name="T3">pwospf bcast</text:span></text:p>
          </draw:text-box>
        </draw:frame>
        <draw:frame draw:style-name="gr15" draw:text-style-name="P11" draw:layer="layout" svg:width="3.148cm" svg:height="1.243cm" svg:x="8.859cm" svg:y="13.461cm">
          <draw:text-box>
            <text:p text:style-name="P10"><text:span text:style-name="T3">rtable hit for</text:span></text:p>
            <text:p text:style-name="P10"><text:span text:style-name="T3">next hop?</text:span></text:p>
          </draw:text-box>
        </draw:frame>
        <draw:frame draw:style-name="gr15" draw:text-style-name="P11" draw:layer="layout" svg:width="5.002cm" svg:height="1.243cm" svg:x="8.157cm" svg:y="15.754cm">
          <draw:text-box>
            <text:p text:style-name="P10"><text:span text:style-name="T3">outgoing interface is </text:span></text:p>
            <text:p text:style-name="P10"><text:span text:style-name="T3">incoming interface</text:span></text:p>
          </draw:text-box>
        </draw:frame>
        <draw:custom-shape draw:style-name="gr13" draw:text-style-name="P7" draw:id="id45" draw:layer="layout" svg:width="2.433cm" svg:height="0.808cm" svg:x="9.002cm" svg:y="18.1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1" draw:layer="layout" svg:width="3.389cm" svg:height="0.747cm" svg:x="8.54cm" svg:y="18.141cm">
          <draw:text-box>
            <text:p text:style-name="P10"><text:span text:style-name="T3">decrement ttl</text:span></text:p>
          </draw:text-box>
        </draw:frame>
        <draw:connector draw:style-name="gr2" draw:text-style-name="P7" draw:layer="layout" svg:x1="10.217cm" svg:y1="3.313cm" svg:x2="10.217cm" svg:y2="4.463cm" draw:start-shape="id38" draw:start-glue-point="6" draw:end-shape="id39" draw:end-glue-point="4">
          <text:p/>
        </draw:connector>
        <draw:connector draw:style-name="gr2" draw:text-style-name="P7" draw:layer="layout" svg:x1="10.217cm" svg:y1="5.46cm" svg:x2="10.217cm" svg:y2="6.805cm" draw:start-shape="id39" draw:start-glue-point="6" draw:end-shape="id40" draw:end-glue-point="4">
          <text:p/>
        </draw:connector>
        <draw:connector draw:style-name="gr2" draw:text-style-name="P7" draw:layer="layout" svg:x1="10.217cm" svg:y1="7.724cm" svg:x2="10.217cm" svg:y2="9.068cm" draw:start-shape="id40" draw:start-glue-point="6" draw:end-shape="id41" draw:end-glue-point="4">
          <text:p/>
        </draw:connector>
        <draw:connector draw:style-name="gr2" draw:text-style-name="P7" draw:layer="layout" svg:x1="10.217cm" svg:y1="9.987cm" svg:x2="10.217cm" svg:y2="11.335cm" draw:start-shape="id41" draw:start-glue-point="6" draw:end-shape="id42" draw:end-glue-point="4">
          <text:p/>
        </draw:connector>
        <draw:connector draw:style-name="gr2" draw:text-style-name="P7" draw:layer="layout" svg:x1="10.217cm" svg:y1="12.254cm" svg:x2="10.217cm" svg:y2="13.599cm" draw:start-shape="id42" draw:start-glue-point="6" draw:end-shape="id43" draw:end-glue-point="4">
          <text:p/>
        </draw:connector>
        <draw:connector draw:style-name="gr2" draw:text-style-name="P7" draw:layer="layout" svg:x1="10.217cm" svg:y1="14.518cm" svg:x2="10.217cm" svg:y2="15.863cm" draw:start-shape="id43" draw:start-glue-point="6" draw:end-shape="id44" draw:end-glue-point="4">
          <text:p/>
        </draw:connector>
        <draw:connector draw:style-name="gr2" draw:text-style-name="P7" draw:layer="layout" svg:x1="10.217cm" svg:y1="16.782cm" svg:x2="10.218cm" svg:y2="18.126cm" draw:start-shape="id44" draw:start-glue-point="6" draw:end-shape="id45" draw:end-glue-point="0">
          <text:p/>
        </draw:connector>
        <draw:custom-shape draw:style-name="gr13" draw:text-style-name="P7" draw:id="id46" draw:layer="layout" svg:width="2.433cm" svg:height="0.808cm" svg:x="9.002cm" svg:y="20.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id="id49" draw:layer="layout" svg:width="2.433cm" svg:height="0.808cm" svg:x="9.002cm" svg:y="26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7" draw:layer="layout" svg:x1="10.218cm" svg:y1="18.934cm" svg:x2="10.218cm" svg:y2="20.28cm" draw:start-shape="id45" draw:start-glue-point="2" draw:end-shape="id46" draw:end-glue-point="0">
          <text:p/>
        </draw:connector>
        <draw:connector draw:style-name="gr2" draw:text-style-name="P7" draw:layer="layout" svg:x1="10.218cm" svg:y1="21.088cm" svg:x2="10.217cm" svg:y2="22.433cm" draw:start-shape="id46" draw:start-glue-point="2" draw:end-shape="id47" draw:end-glue-point="4">
          <text:p/>
        </draw:connector>
        <draw:connector draw:style-name="gr2" draw:text-style-name="P7" draw:layer="layout" svg:x1="10.217cm" svg:y1="23.352cm" svg:x2="10.217cm" svg:y2="24.698cm" draw:start-shape="id47" draw:start-glue-point="6" draw:end-shape="id48" draw:end-glue-point="4">
          <text:p/>
        </draw:connector>
        <draw:connector draw:style-name="gr2" draw:text-style-name="P7" draw:layer="layout" svg:x1="10.217cm" svg:y1="25.617cm" svg:x2="10.218cm" svg:y2="26.949cm" draw:start-shape="id48" draw:start-glue-point="6" draw:end-shape="id49" draw:end-glue-point="0">
          <text:p/>
        </draw:connector>
        <draw:custom-shape draw:style-name="gr13" draw:text-style-name="P7" draw:id="id50" draw:layer="layout" svg:width="2.433cm" svg:height="0.808cm" svg:x="15.949cm" svg:y="4.5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7" draw:layer="layout" svg:x1="11.418cm" svg:y1="4.961cm" svg:x2="15.949cm" svg:y2="4.961cm" draw:start-shape="id39" draw:start-glue-point="7" draw:end-shape="id50" draw:end-glue-point="3">
          <text:p/>
        </draw:connector>
        <draw:connector draw:style-name="gr2" draw:text-style-name="P7" draw:layer="layout" svg:x1="9.018cm" svg:y1="4.961cm" svg:x2="5.645cm" svg:y2="4.961cm" draw:start-shape="id39" draw:start-glue-point="5" draw:end-shape="id30" draw:end-glue-point="7">
          <text:p/>
        </draw:connector>
        <draw:connector draw:style-name="gr2" draw:text-style-name="P7" draw:layer="layout" svg:x1="11.418cm" svg:y1="7.264cm" svg:x2="17.165cm" svg:y2="5.365cm" draw:start-shape="id40" draw:start-glue-point="7" draw:end-shape="id50" draw:end-glue-point="2">
          <text:p/>
        </draw:connector>
        <draw:connector draw:style-name="gr2" draw:text-style-name="P7" draw:layer="layout" svg:x1="11.418cm" svg:y1="9.527cm" svg:x2="13.849cm" svg:y2="9.527cm" draw:start-shape="id41" draw:start-glue-point="7" draw:end-shape="id51" draw:end-glue-point="3">
          <text:p/>
        </draw:connector>
        <draw:connector draw:style-name="gr2" draw:text-style-name="P7" draw:layer="layout" svg:x1="11.418cm" svg:y1="11.794cm" svg:x2="13.865cm" svg:y2="11.794cm" draw:start-shape="id42" draw:start-glue-point="7" draw:end-shape="id16" draw:end-glue-point="5">
          <text:p/>
        </draw:connector>
        <draw:connector draw:style-name="gr2" draw:text-style-name="P7" draw:layer="layout" draw:line-skew="2.247cm" svg:x1="16.295cm" svg:y1="17.197cm" svg:x2="18.382cm" svg:y2="4.961cm" draw:start-shape="id20" draw:start-glue-point="7" draw:end-shape="id50" draw:end-glue-point="1">
          <text:p/>
        </draw:connector>
        <draw:connector draw:style-name="gr2" draw:text-style-name="P7" draw:layer="layout" draw:line-skew="0.493cm" svg:x1="13.882cm" svg:y1="23.04cm" svg:x2="10.171cm" svg:y2="23.724cm" draw:start-shape="id25" draw:start-glue-point="3">
          <text:p/>
        </draw:connector>
        <draw:connector draw:style-name="gr2" draw:text-style-name="P7" draw:layer="layout" svg:x1="11.418cm" svg:y1="25.157cm" svg:x2="13.899cm" svg:y2="25.157cm" draw:start-shape="id48" draw:start-glue-point="7" draw:end-shape="id26" draw:end-glue-point="5">
          <text:p/>
        </draw:connector>
        <draw:frame draw:style-name="gr15" draw:text-style-name="P11" draw:layer="layout" svg:width="2.64cm" svg:height="1.243cm" svg:x="8.854cm" svg:y="20.042cm">
          <draw:text-box>
            <text:p text:style-name="P10"><text:span text:style-name="T3">compute</text:span></text:p>
            <text:p text:style-name="P10"><text:span text:style-name="T3">checksum</text:span></text:p>
          </draw:text-box>
        </draw:frame>
        <draw:frame draw:style-name="gr15" draw:text-style-name="P11" draw:layer="layout" svg:width="1.937cm" svg:height="0.747cm" svg:x="9.42cm" svg:y="22.611cm">
          <draw:text-box>
            <text:p text:style-name="P10"><text:span text:style-name="T3">ttl &lt;1?</text:span></text:p>
          </draw:text-box>
        </draw:frame>
        <draw:frame draw:style-name="gr15" draw:text-style-name="P11" draw:layer="layout" svg:width="3.499cm" svg:height="0.747cm" svg:x="8.402cm" svg:y="24.829cm">
          <draw:text-box>
            <text:p text:style-name="P10"><text:span text:style-name="T3">arp cache hit?</text:span></text:p>
          </draw:text-box>
        </draw:frame>
        <draw:frame draw:style-name="gr15" draw:text-style-name="P11" draw:layer="layout" svg:width="3.084cm" svg:height="0.747cm" svg:x="8.7cm" svg:y="26.975cm">
          <draw:text-box>
            <text:p text:style-name="P10"><text:span text:style-name="T3">send packet</text:span></text:p>
          </draw:text-box>
        </draw:frame>
        <draw:connector draw:style-name="gr2" draw:text-style-name="P7" draw:layer="layout" svg:x1="11.418cm" svg:y1="2.853cm" svg:x2="17.165cm" svg:y2="4.557cm" draw:start-shape="id38" draw:start-glue-point="7" draw:end-shape="id50" draw:end-glue-point="0">
          <text:p/>
        </draw:connector>
        <draw:frame draw:style-name="gr15" draw:text-style-name="P9" draw:layer="layout" svg:width="1.467cm" svg:height="0.747cm" svg:x="16.55cm" svg:y="4.592cm">
          <draw:text-box>
            <text:p text:style-name="P8"><text:span text:style-name="T3">drop</text:span></text:p>
          </draw:text-box>
        </draw:frame>
        <draw:frame draw:style-name="gr15" draw:text-style-name="P11" draw:layer="layout" svg:width="2.788cm" svg:height="1.243cm" svg:x="13.623cm" svg:y="8.936cm">
          <draw:text-box>
            <text:p text:style-name="P10"><text:span text:style-name="T3">pwospf</text:span></text:p>
            <text:p text:style-name="P10"><text:span text:style-name="T3">processing</text:span></text:p>
          </draw:text-box>
        </draw:frame>
        <draw:frame draw:style-name="gr15" draw:text-style-name="P9" draw:layer="layout" svg:width="1.167cm" svg:height="0.747cm" svg:x="14.55cm" svg:y="13.241cm">
          <draw:text-box>
            <text:p text:style-name="P8"><text:span text:style-name="T3">tcp</text:span></text:p>
          </draw:text-box>
        </draw:frame>
        <draw:frame draw:style-name="gr15" draw:text-style-name="P9" draw:layer="layout" svg:width="2.009cm" svg:height="1.243cm" svg:x="14.285cm" svg:y="11.399cm">
          <draw:text-box>
            <text:p text:style-name="P8"><text:span text:style-name="T3">pwospf</text:span></text:p>
            <text:p text:style-name="P8"><text:span text:style-name="T3"/></text:p>
          </draw:text-box>
        </draw:frame>
        <draw:frame draw:style-name="gr15" draw:text-style-name="P11" draw:layer="layout" svg:width="2.75cm" svg:height="1.243cm" svg:x="17.952cm" svg:y="13.143cm">
          <draw:text-box>
            <text:p text:style-name="P10"><text:span text:style-name="T3">telnet/http</text:span></text:p>
            <text:p text:style-name="P10"><text:span text:style-name="T3">CLI</text:span></text:p>
          </draw:text-box>
        </draw:frame>
        <draw:frame draw:style-name="gr15" draw:text-style-name="P11" draw:layer="layout" svg:width="1.302cm" svg:height="0.747cm" svg:x="14.452cm" svg:y="15.043cm">
          <draw:text-box>
            <text:p text:style-name="P10"><text:span text:style-name="T3">udp</text:span></text:p>
          </draw:text-box>
        </draw:frame>
        <draw:frame draw:style-name="gr15" draw:text-style-name="P9" draw:layer="layout" svg:width="1.531cm" svg:height="0.747cm" svg:x="14.337cm" svg:y="16.84cm">
          <draw:text-box>
            <text:p text:style-name="P8"><text:span text:style-name="T3">icmp</text:span></text:p>
          </draw:text-box>
        </draw:frame>
        <draw:frame draw:style-name="gr15" draw:text-style-name="P9" draw:layer="layout" svg:width="3.275cm" svg:height="0.747cm" svg:x="13.454cm" svg:y="18.645cm">
          <draw:text-box>
            <text:p text:style-name="P8"><text:span text:style-name="T3">echo request</text:span></text:p>
          </draw:text-box>
        </draw:frame>
        <draw:frame draw:style-name="gr15" draw:text-style-name="P9" draw:id="id55" draw:layer="layout" svg:width="2.729cm" svg:height="0.747cm" svg:x="18.055cm" svg:y="18.246cm">
          <draw:text-box>
            <text:p text:style-name="P8"><text:span text:style-name="T3">echo reply</text:span></text:p>
          </draw:text-box>
        </draw:frame>
        <draw:frame draw:style-name="gr15" draw:text-style-name="P11" draw:layer="layout" svg:width="3.127cm" svg:height="1.243cm" svg:x="17.756cm" svg:y="19.847cm">
          <draw:text-box>
            <text:p text:style-name="P10"><text:span text:style-name="T3">add to sping</text:span></text:p>
            <text:p text:style-name="P10"><text:span text:style-name="T3">queue</text:span></text:p>
          </draw:text-box>
        </draw:frame>
        <draw:frame draw:style-name="gr15" draw:text-style-name="P11" draw:layer="layout" svg:width="2.631cm" svg:height="1.243cm" svg:x="13.957cm" svg:y="20.748cm">
          <draw:text-box>
            <text:p text:style-name="P10"><text:span text:style-name="T3">rtable hit</text:span></text:p>
            <text:p text:style-name="P10"><text:span text:style-name="T3">for source</text:span></text:p>
          </draw:text-box>
        </draw:frame>
        <draw:frame draw:style-name="gr15" draw:text-style-name="P11" draw:layer="layout" svg:width="3.139cm" svg:height="1.243cm" svg:x="13.558cm" svg:y="22.449cm">
          <draw:text-box>
            <text:p text:style-name="P10"><text:span text:style-name="T3">create echo</text:span></text:p>
            <text:p text:style-name="P10"><text:span text:style-name="T3">reply packet</text:span></text:p>
          </draw:text-box>
        </draw:frame>
        <draw:frame draw:style-name="gr15" draw:text-style-name="P11" draw:layer="layout" svg:width="4.452cm" svg:height="1.243cm" svg:x="12.959cm" svg:y="24.55cm">
          <draw:text-box>
            <text:p text:style-name="P10"><text:span text:style-name="T3">queue entry exists</text:span></text:p>
            <text:p text:style-name="P10"><text:span text:style-name="T3">for target ip</text:span></text:p>
          </draw:text-box>
        </draw:frame>
        <draw:frame draw:style-name="gr15" draw:text-style-name="P11" draw:layer="layout" svg:width="3.419cm" svg:height="1.243cm" svg:x="13.46cm" svg:y="26.696cm">
          <draw:text-box>
            <text:p text:style-name="P10"><text:span text:style-name="T3">add packet to</text:span></text:p>
            <text:p text:style-name="P10"><text:span text:style-name="T3">queue entry</text:span></text:p>
          </draw:text-box>
        </draw:frame>
        <draw:frame draw:style-name="gr15" draw:text-style-name="P11" draw:layer="layout" svg:width="2.352cm" svg:height="1.243cm" svg:x="18.261cm" svg:y="26.696cm">
          <draw:text-box>
            <text:p text:style-name="P10"><text:span text:style-name="T3">send arp</text:span></text:p>
            <text:p text:style-name="P10"><text:span text:style-name="T3">request</text:span></text:p>
          </draw:text-box>
        </draw:frame>
        <draw:frame draw:style-name="gr15" draw:text-style-name="P11" draw:layer="layout" svg:width="3.906cm" svg:height="1.243cm" svg:x="17.662cm" svg:y="24.553cm">
          <draw:text-box>
            <text:p text:style-name="P10"><text:span text:style-name="T3">create queue </text:span></text:p>
            <text:p text:style-name="P10"><text:span text:style-name="T3">entry for dest ip</text:span></text:p>
          </draw:text-box>
        </draw:frame>
        <draw:connector draw:style-name="gr2" draw:text-style-name="P7" draw:layer="layout" svg:x1="15.064cm" svg:y1="11.335cm" svg:x2="15.065cm" svg:y2="9.931cm" draw:start-shape="id16" draw:start-glue-point="4" draw:end-shape="id51" draw:end-glue-point="2">
          <text:p/>
        </draw:connector>
        <draw:custom-shape draw:style-name="gr13" draw:text-style-name="P7" draw:id="id52" draw:layer="layout" svg:width="2.433cm" svg:height="0.808cm" svg:x="18.181cm" svg:y="14.9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1" draw:layer="layout" svg:width="3.135cm" svg:height="1.243cm" svg:x="17.953cm" svg:y="14.744cm">
          <draw:text-box>
            <text:p text:style-name="P10"><text:span text:style-name="T3">icmp port</text:span></text:p>
            <text:p text:style-name="P10"><text:span text:style-name="T3">unreachable</text:span></text:p>
          </draw:text-box>
        </draw:frame>
        <draw:connector draw:style-name="gr2" draw:text-style-name="P7" draw:layer="layout" svg:x1="16.295cm" svg:y1="15.396cm" svg:x2="18.181cm" svg:y2="15.397cm" draw:start-shape="id19" draw:start-glue-point="7" draw:end-shape="id52" draw:end-glue-point="3">
          <text:p/>
        </draw:connector>
        <draw:frame draw:style-name="gr15" draw:text-style-name="P11" draw:layer="layout" svg:width="2.28cm" svg:height="0.747cm" svg:x="3.466cm" svg:y="4.602cm">
          <draw:text-box>
            <text:p text:style-name="P10"><text:span text:style-name="T3">arp type</text:span></text:p>
          </draw:text-box>
        </draw:frame>
        <draw:frame draw:style-name="gr15" draw:text-style-name="P11" draw:layer="layout" svg:width="3.884cm" svg:height="1.243cm" svg:x="0cm" svg:y="6.502cm">
          <draw:text-box>
            <text:p text:style-name="P10"><text:span text:style-name="T3">interface match</text:span></text:p>
            <text:p text:style-name="P10"><text:span text:style-name="T3">for requested ip</text:span></text:p>
          </draw:text-box>
        </draw:frame>
        <draw:frame draw:style-name="gr15" draw:text-style-name="P11" draw:layer="layout" svg:width="2.589cm" svg:height="1.243cm" svg:x="5.168cm" svg:y="6.503cm">
          <draw:text-box>
            <text:p text:style-name="P10"><text:span text:style-name="T3">update</text:span></text:p>
            <text:p text:style-name="P10"><text:span text:style-name="T3">arp cache</text:span></text:p>
          </draw:text-box>
        </draw:frame>
        <draw:frame draw:style-name="gr15" draw:text-style-name="P11" draw:layer="layout" svg:width="3.245cm" svg:height="1.243cm" svg:x="4.868cm" svg:y="8.404cm">
          <draw:text-box>
            <text:p text:style-name="P10"><text:span text:style-name="T3">send queued</text:span></text:p>
            <text:p text:style-name="P10"><text:span text:style-name="T3">packets</text:span></text:p>
          </draw:text-box>
        </draw:frame>
        <draw:frame draw:style-name="gr15" draw:text-style-name="P11" draw:layer="layout" svg:width="2.691cm" svg:height="1.243cm" svg:x="0.468cm" svg:y="8.405cm">
          <draw:text-box>
            <text:p text:style-name="P10"><text:span text:style-name="T3">create arp</text:span></text:p>
            <text:p text:style-name="P10"><text:span text:style-name="T3">reply</text:span></text:p>
          </draw:text-box>
        </draw:frame>
        <draw:frame draw:style-name="gr15" draw:text-style-name="P11" draw:layer="layout" svg:width="3.558cm" svg:height="1.739cm" svg:x="0cm" svg:y="10.506cm">
          <draw:text-box>
            <text:p text:style-name="P10"><text:span text:style-name="T3">send arp reply</text:span></text:p>
            <text:p text:style-name="P10"><text:span text:style-name="T3">out incoming</text:span></text:p>
            <text:p text:style-name="P10"><text:span text:style-name="T3">interface</text:span></text:p>
          </draw:text-box>
        </draw:frame>
        <draw:frame draw:style-name="gr15" draw:text-style-name="P11" draw:layer="layout" svg:width="1.234cm" svg:height="0.747cm" svg:x="12.122cm" svg:y="2.04cm">
          <draw:text-box>
            <text:p text:style-name="P10"><text:span text:style-name="T3">yes</text:span></text:p>
          </draw:text-box>
        </draw:frame>
        <draw:frame draw:style-name="gr15" draw:text-style-name="P11" draw:layer="layout" svg:width="1.234cm" svg:height="0.747cm" svg:x="12.353cm" svg:y="6.384cm">
          <draw:text-box>
            <text:p text:style-name="P10"><text:span text:style-name="T3">yes</text:span></text:p>
          </draw:text-box>
        </draw:frame>
        <draw:frame draw:style-name="gr15" draw:text-style-name="P11" draw:layer="layout" svg:width="1.234cm" svg:height="0.747cm" svg:x="11.453cm" svg:y="8.784cm">
          <draw:text-box>
            <text:p text:style-name="P10"><text:span text:style-name="T3">yes</text:span></text:p>
          </draw:text-box>
        </draw:frame>
        <draw:frame draw:style-name="gr15" draw:text-style-name="P11" draw:layer="layout" svg:width="1.234cm" svg:height="0.747cm" svg:x="11.453cm" svg:y="10.984cm">
          <draw:text-box>
            <text:p text:style-name="P10"><text:span text:style-name="T3">yes</text:span></text:p>
          </draw:text-box>
        </draw:frame>
        <draw:custom-shape draw:style-name="gr13" draw:text-style-name="P7" draw:id="id53" draw:layer="layout" svg:width="2.433cm" svg:height="0.808cm" svg:x="5.262cm" svg:y="13.6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7" draw:layer="layout" svg:x1="9.018cm" svg:y1="14.058cm" svg:x2="7.695cm" svg:y2="14.058cm" draw:start-shape="id43" draw:start-glue-point="5" draw:end-shape="id53" draw:end-glue-point="1">
          <text:p/>
        </draw:connector>
        <draw:connector draw:style-name="gr2" draw:text-style-name="P7" draw:layer="layout" svg:x1="9.018cm" svg:y1="16.322cm" svg:x2="6.478cm" svg:y2="14.462cm" draw:start-shape="id44" draw:start-glue-point="5" draw:end-shape="id53" draw:end-glue-point="2">
          <text:p/>
        </draw:connector>
        <draw:frame draw:style-name="gr15" draw:text-style-name="P11" draw:layer="layout" svg:width="3.135cm" svg:height="1.243cm" svg:x="4.98cm" svg:y="13.419cm">
          <draw:text-box>
            <text:p text:style-name="P10"><text:span text:style-name="T3">icmp dest</text:span></text:p>
            <text:p text:style-name="P10"><text:span text:style-name="T3">unreachable</text:span></text:p>
          </draw:text-box>
        </draw:frame>
        <draw:frame draw:style-name="gr15" draw:text-style-name="P11" draw:layer="layout" svg:width="1.234cm" svg:height="0.747cm" svg:x="10.353cm" svg:y="14.584cm">
          <draw:text-box>
            <text:p text:style-name="P10"><text:span text:style-name="T3">yes</text:span></text:p>
          </draw:text-box>
        </draw:frame>
        <draw:frame draw:style-name="gr15" draw:text-style-name="P11" draw:layer="layout" svg:width="1.234cm" svg:height="0.747cm" svg:x="6.953cm" svg:y="15.684cm">
          <draw:text-box>
            <text:p text:style-name="P10"><text:span text:style-name="T3">yes</text:span></text:p>
          </draw:text-box>
        </draw:frame>
        <draw:frame draw:style-name="gr15" draw:text-style-name="P11" draw:layer="layout" svg:width="1.234cm" svg:height="0.747cm" svg:x="8.153cm" svg:y="22.284cm">
          <draw:text-box>
            <text:p text:style-name="P10"><text:span text:style-name="T3">yes</text:span></text:p>
          </draw:text-box>
        </draw:frame>
        <draw:custom-shape draw:style-name="gr13" draw:text-style-name="P7" draw:id="id54" draw:layer="layout" svg:width="2.433cm" svg:height="0.808cm" svg:x="5.298cm" svg:y="22.4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1" draw:layer="layout" svg:width="2.115cm" svg:height="1.243cm" svg:x="5.495cm" svg:y="22.282cm">
          <draw:text-box>
            <text:p text:style-name="P10"><text:span text:style-name="T3">icmp ttl</text:span></text:p>
            <text:p text:style-name="P10"><text:span text:style-name="T3">expired</text:span></text:p>
          </draw:text-box>
        </draw:frame>
        <draw:connector draw:style-name="gr2" draw:text-style-name="P7" draw:layer="layout" svg:x1="9.018cm" svg:y1="22.892cm" svg:x2="7.731cm" svg:y2="22.892cm" draw:start-shape="id47" draw:start-glue-point="5" draw:end-shape="id54" draw:end-glue-point="1">
          <text:p/>
        </draw:connector>
        <draw:frame draw:style-name="gr15" draw:text-style-name="P11" draw:layer="layout" svg:width="1.234cm" svg:height="0.747cm" svg:x="10.453cm" svg:y="25.684cm">
          <draw:text-box>
            <text:p text:style-name="P10"><text:span text:style-name="T3">yes</text:span></text:p>
          </draw:text-box>
        </draw:frame>
        <draw:frame draw:style-name="gr15" draw:text-style-name="P11" draw:layer="layout" svg:width="1.234cm" svg:height="0.747cm" svg:x="15.253cm" svg:y="25.684cm">
          <draw:text-box>
            <text:p text:style-name="P10"><text:span text:style-name="T3">yes</text:span></text:p>
          </draw:text-box>
        </draw:frame>
        <draw:frame draw:style-name="gr15" draw:text-style-name="P11" draw:layer="layout" svg:width="1.234cm" svg:height="0.747cm" svg:x="15.153cm" svg:y="21.784cm">
          <draw:text-box>
            <text:p text:style-name="P10"><text:span text:style-name="T3">yes</text:span></text:p>
          </draw:text-box>
        </draw:frame>
        <draw:frame draw:style-name="gr15" draw:text-style-name="P11" draw:layer="layout" svg:width="1.234cm" svg:height="0.747cm" svg:x="15.153cm" svg:y="19.684cm">
          <draw:text-box>
            <text:p text:style-name="P10"><text:span text:style-name="T3">yes</text:span></text:p>
          </draw:text-box>
        </draw:frame>
        <draw:frame draw:style-name="gr15" draw:text-style-name="P11" draw:layer="layout" svg:width="1.234cm" svg:height="0.747cm" svg:x="16.553cm" svg:y="12.884cm">
          <draw:text-box>
            <text:p text:style-name="P10"><text:span text:style-name="T3">yes</text:span></text:p>
          </draw:text-box>
        </draw:frame>
        <draw:frame draw:style-name="gr15" draw:text-style-name="P11" draw:layer="layout" svg:width="1.234cm" svg:height="0.747cm" svg:x="16.553cm" svg:y="14.584cm">
          <draw:text-box>
            <text:p text:style-name="P10"><text:span text:style-name="T3">yes</text:span></text:p>
          </draw:text-box>
        </draw:frame>
        <draw:frame draw:style-name="gr15" draw:text-style-name="P11" draw:layer="layout" svg:width="1.234cm" svg:height="0.747cm" svg:x="15.053cm" svg:y="10.384cm">
          <draw:text-box>
            <text:p text:style-name="P10"><text:span text:style-name="T3">yes</text:span></text:p>
          </draw:text-box>
        </draw:frame>
        <draw:frame draw:style-name="gr15" draw:text-style-name="P11" draw:layer="layout" svg:width="1.027cm" svg:height="0.747cm" svg:x="15.153cm" svg:y="12.184cm">
          <draw:text-box>
            <text:p text:style-name="P10"><text:span text:style-name="T3">no</text:span></text:p>
          </draw:text-box>
        </draw:frame>
        <draw:frame draw:style-name="gr15" draw:text-style-name="P11" draw:layer="layout" svg:width="1.027cm" svg:height="0.747cm" svg:x="15.154cm" svg:y="14.084cm">
          <draw:text-box>
            <text:p text:style-name="P10"><text:span text:style-name="T3">no</text:span></text:p>
          </draw:text-box>
        </draw:frame>
        <draw:frame draw:style-name="gr15" draw:text-style-name="P11" draw:layer="layout" svg:width="1.027cm" svg:height="0.747cm" svg:x="15.154cm" svg:y="15.884cm">
          <draw:text-box>
            <text:p text:style-name="P10"><text:span text:style-name="T3">no</text:span></text:p>
          </draw:text-box>
        </draw:frame>
        <draw:frame draw:style-name="gr15" draw:text-style-name="P11" draw:layer="layout" svg:width="1.027cm" svg:height="0.747cm" svg:x="16.555cm" svg:y="16.484cm">
          <draw:text-box>
            <text:p text:style-name="P10"><text:span text:style-name="T3">no</text:span></text:p>
          </draw:text-box>
        </draw:frame>
        <draw:frame draw:style-name="gr15" draw:text-style-name="P11" draw:layer="layout" svg:width="1.234cm" svg:height="0.747cm" svg:x="15.253cm" svg:y="17.684cm">
          <draw:text-box>
            <text:p text:style-name="P10"><text:span text:style-name="T3">yes</text:span></text:p>
          </draw:text-box>
        </draw:frame>
        <draw:frame draw:style-name="gr15" draw:text-style-name="P11" draw:layer="layout" svg:width="1.027cm" svg:height="0.747cm" svg:x="16.356cm" svg:y="18.184cm">
          <draw:text-box>
            <text:p text:style-name="P10"><text:span text:style-name="T3">no</text:span></text:p>
          </draw:text-box>
        </draw:frame>
        <draw:frame draw:style-name="gr15" draw:text-style-name="P11" draw:layer="layout" svg:width="1.234cm" svg:height="0.747cm" svg:x="19.553cm" svg:y="19.084cm">
          <draw:text-box>
            <text:p text:style-name="P10"><text:span text:style-name="T3">yes</text:span></text:p>
          </draw:text-box>
        </draw:frame>
        <draw:connector draw:style-name="gr2" draw:text-style-name="P7" draw:layer="layout" svg:x1="20.784cm" svg:y1="18.619cm" svg:x2="21.225cm" svg:y2="18.579cm" draw:start-shape="id55" draw:start-glue-point="1">
          <text:p/>
        </draw:connector>
        <draw:frame draw:style-name="gr15" draw:text-style-name="P11" draw:layer="layout" svg:width="1.027cm" svg:height="0.747cm" svg:x="20.256cm" svg:y="17.884cm">
          <draw:text-box>
            <text:p text:style-name="P10"><text:span text:style-name="T3">no</text:span></text:p>
          </draw:text-box>
        </draw:frame>
        <draw:frame draw:style-name="gr15" draw:text-style-name="P11" draw:layer="layout" svg:width="1.027cm" svg:height="0.747cm" svg:x="16.457cm" svg:y="20.584cm">
          <draw:text-box>
            <text:p text:style-name="P10"><text:span text:style-name="T3">no</text:span></text:p>
          </draw:text-box>
        </draw:frame>
        <draw:frame draw:style-name="gr15" draw:text-style-name="P11" draw:layer="layout" svg:width="1.027cm" svg:height="0.747cm" svg:x="16.658cm" svg:y="24.184cm">
          <draw:text-box>
            <text:p text:style-name="P10"><text:span text:style-name="T3">no</text:span></text:p>
          </draw:text-box>
        </draw:frame>
        <draw:frame draw:style-name="gr15" draw:text-style-name="P11" draw:layer="layout" svg:width="1.027cm" svg:height="0.747cm" svg:x="10.258cm" svg:y="23.784cm">
          <draw:text-box>
            <text:p text:style-name="P10"><text:span text:style-name="T3">no</text:span></text:p>
          </draw:text-box>
        </draw:frame>
        <draw:frame draw:style-name="gr15" draw:text-style-name="P11" draw:layer="layout" svg:width="1.027cm" svg:height="0.747cm" svg:x="11.559cm" svg:y="24.484cm">
          <draw:text-box>
            <text:p text:style-name="P10"><text:span text:style-name="T3">no</text:span></text:p>
          </draw:text-box>
        </draw:frame>
        <draw:frame draw:style-name="gr15" draw:text-style-name="P11" draw:layer="layout" svg:width="1.201cm" svg:height="0.747cm" svg:x="7.622cm" svg:y="4.24cm">
          <draw:text-box>
            <text:p text:style-name="P10"><text:span text:style-name="T3">arp</text:span></text:p>
          </draw:text-box>
        </draw:frame>
        <draw:frame draw:style-name="gr15" draw:text-style-name="P11" draw:layer="layout" svg:width="0.887cm" svg:height="0.747cm" svg:x="10.422cm" svg:y="5.54cm">
          <draw:text-box>
            <text:p text:style-name="P10"><text:span text:style-name="T3">ip</text:span></text:p>
          </draw:text-box>
        </draw:frame>
        <draw:frame draw:style-name="gr15" draw:text-style-name="P11" draw:layer="layout" svg:width="1.366cm" svg:height="0.747cm" svg:x="11.522cm" svg:y="4.24cm">
          <draw:text-box>
            <text:p text:style-name="P10"><text:span text:style-name="T3">else</text:span></text:p>
          </draw:text-box>
        </draw:frame>
        <draw:frame draw:style-name="gr15" draw:text-style-name="P11" draw:layer="layout" svg:width="1.573cm" svg:height="0.747cm" svg:x="4.522cm" svg:y="5.34cm">
          <draw:text-box>
            <text:p text:style-name="P10"><text:span text:style-name="T3">reply</text:span></text:p>
          </draw:text-box>
        </draw:frame>
        <draw:frame draw:style-name="gr15" draw:text-style-name="P11" draw:layer="layout" svg:width="2.119cm" svg:height="0.747cm" svg:x="1.823cm" svg:y="4.24cm">
          <draw:text-box>
            <text:p text:style-name="P10"><text:span text:style-name="T3">request</text:span></text:p>
          </draw:text-box>
        </draw:frame>
        <draw:frame draw:style-name="gr15" draw:text-style-name="P11" draw:id="id36" draw:layer="layout" svg:width="1.467cm" svg:height="0.747cm" svg:x="3.824cm" svg:y="6.74cm">
          <draw:text-box>
            <text:p text:style-name="P10"><text:span text:style-name="T3">drop</text:span></text:p>
          </draw:text-box>
        </draw:frame>
        <draw:frame draw:style-name="gr15" draw:text-style-name="P11" draw:layer="layout" svg:width="1.027cm" svg:height="0.747cm" svg:x="3.348cm" svg:y="6.193cm">
          <draw:text-box>
            <text:p text:style-name="P10"><text:span text:style-name="T3">no</text:span></text:p>
          </draw:text-box>
        </draw:frame>
        <draw:frame draw:style-name="gr15" draw:text-style-name="P11" draw:layer="layout" svg:width="1.234cm" svg:height="0.747cm" svg:x="1.88cm" svg:y="7.535cm">
          <draw:text-box>
            <text:p text:style-name="P10"><text:span text:style-name="T3">yes</text:span></text:p>
          </draw:text-box>
        </draw:frame>
        <draw:frame draw:style-name="gr15" draw:text-style-name="P11" draw:layer="layout" svg:width="1.027cm" svg:height="0.747cm" svg:x="10.406cm" svg:y="3.379cm">
          <draw:text-box>
            <text:p text:style-name="P10"><text:span text:style-name="T3">no</text:span></text:p>
          </draw:text-box>
        </draw:frame>
        <draw:frame draw:style-name="gr15" draw:text-style-name="P11" draw:layer="layout" svg:width="1.027cm" svg:height="0.747cm" svg:x="10.407cm" svg:y="8.079cm">
          <draw:text-box>
            <text:p text:style-name="P10"><text:span text:style-name="T3">no</text:span></text:p>
          </draw:text-box>
        </draw:frame>
        <draw:frame draw:style-name="gr15" draw:text-style-name="P11" draw:layer="layout" svg:width="1.027cm" svg:height="0.747cm" svg:x="10.408cm" svg:y="10.279cm">
          <draw:text-box>
            <text:p text:style-name="P10"><text:span text:style-name="T3">no</text:span></text:p>
          </draw:text-box>
        </draw:frame>
        <draw:frame draw:style-name="gr15" draw:text-style-name="P11" draw:layer="layout" svg:width="1.027cm" svg:height="0.747cm" svg:x="10.409cm" svg:y="12.479cm">
          <draw:text-box>
            <text:p text:style-name="P10"><text:span text:style-name="T3">no</text:span></text:p>
          </draw:text-box>
        </draw:frame>
        <draw:frame draw:style-name="gr15" draw:text-style-name="P11" draw:layer="layout" svg:width="1.027cm" svg:height="0.747cm" svg:x="8.11cm" svg:y="13.279cm">
          <draw:text-box>
            <text:p text:style-name="P10"><text:span text:style-name="T3">no</text:span></text:p>
          </draw:text-box>
        </draw:frame>
        <draw:frame draw:style-name="gr15" draw:text-style-name="P11" draw:layer="layout" svg:width="1.027cm" svg:height="0.747cm" svg:x="10.211cm" svg:y="16.779cm">
          <draw:text-box>
            <text:p text:style-name="P10"><text:span text:style-name="T3">no</text:span></text:p>
          </draw:text-box>
        </draw:frame>
        <draw:rect draw:style-name="gr16" draw:text-style-name="P13" draw:layer="layout" svg:width="8.543cm" svg:height="2.54cm" svg:x="0cm" svg:y="0cm">
          <text:p text:style-name="P10"><text:span text:style-name="T4">S</text:span><text:span text:style-name="T5">oftware </text:span><text:span text:style-name="T4">C</text:span><text:span text:style-name="T5">omponent </text:span><text:span text:style-name="T4">O</text:span><text:span text:style-name="T5">f </text:span><text:span text:style-name="T4">NE</text:span><text:span text:style-name="T5">TFPGA </text:span></text:p>
          <text:p text:style-name="P10"><text:span text:style-name="T5">Reference Router</text:span></text:p>
          <text:p text:style-name="P12"><text:span text:style-name="T6">Main loop logic diagram</text:span></text:p>
          <text:p text:style-name="P12"><text:span text:style-name="T6">Absent: ARP queue maintenance thread, </text:span></text:p>
          <text:p text:style-name="P12"><text:span text:style-name="T6"><text:s text:c="13"/></text:span><text:span text:style-name="T6">PWOSPF threads, routing table thread</text:span></text:p>
        </draw:rect>
        <draw:rect draw:style-name="gr16" draw:text-style-name="P13" draw:layer="layout" svg:width="3.81cm" svg:height="0.693cm" svg:x="0cm" svg:y="27.246cm">
          <text:p text:style-name="P10"><text:span text:style-name="T6">David Erickson</text:span></text:p>
        </draw:rect>
        <draw:frame draw:style-name="gr15" draw:text-style-name="P14" draw:layer="layout" svg:width="1.713cm" svg:height="0.747cm" svg:x="13.702cm" svg:y="2.038cm">
          <draw:text-box>
            <text:p text:style-name="P8"><text:span text:style-name="T7">3.1.1</text:span></text:p>
          </draw:text-box>
        </draw:frame>
        <draw:frame draw:style-name="gr15" draw:text-style-name="P14" draw:layer="layout" svg:width="1.713cm" svg:height="0.747cm" svg:x="13.523cm" svg:y="4.102cm">
          <draw:text-box>
            <text:p text:style-name="P8"><text:span text:style-name="T7">3.1.2</text:span></text:p>
          </draw:text-box>
        </draw:frame>
        <draw:frame draw:style-name="gr15" draw:text-style-name="P14" draw:layer="layout" svg:width="1.713cm" svg:height="0.747cm" svg:x="1.893cm" svg:y="9.629cm">
          <draw:text-box>
            <text:p text:style-name="P8"><text:span text:style-name="T7">3.1.3</text:span></text:p>
          </draw:text-box>
        </draw:frame>
        <draw:frame draw:style-name="gr15" draw:text-style-name="P14" draw:layer="layout" svg:width="1.713cm" svg:height="0.747cm" svg:x="3.632cm" svg:y="7.019cm">
          <draw:text-box>
            <text:p text:style-name="P8"><text:span text:style-name="T7">3.1.4</text:span></text:p>
          </draw:text-box>
        </draw:frame>
        <draw:frame draw:style-name="gr15" draw:text-style-name="P14" draw:layer="layout" svg:width="1.713cm" svg:height="0.747cm" svg:x="6.742cm" svg:y="5.803cm">
          <draw:text-box>
            <text:p text:style-name="P8"><text:span text:style-name="T7">3.1.5</text:span></text:p>
          </draw:text-box>
        </draw:frame>
        <draw:frame draw:style-name="gr15" draw:text-style-name="P14" draw:layer="layout" svg:width="1.713cm" svg:height="0.747cm" svg:x="6.711cm" svg:y="7.713cm">
          <draw:text-box>
            <text:p text:style-name="P8"><text:span text:style-name="T7">3.1.6</text:span></text:p>
          </draw:text-box>
        </draw:frame>
        <draw:frame draw:style-name="gr15" draw:text-style-name="P14" draw:layer="layout" svg:width="1.713cm" svg:height="0.747cm" svg:x="13.539cm" svg:y="6.442cm">
          <draw:text-box>
            <text:p text:style-name="P8"><text:span text:style-name="T7">3.1.7</text:span></text:p>
          </draw:text-box>
        </draw:frame>
        <draw:frame draw:style-name="gr15" draw:text-style-name="P14" draw:layer="layout" svg:width="1.713cm" svg:height="0.747cm" svg:x="7.712cm" svg:y="12.861cm">
          <draw:text-box>
            <text:p text:style-name="P8"><text:span text:style-name="T7">3.1.8</text:span></text:p>
          </draw:text-box>
        </draw:frame>
        <draw:frame draw:style-name="gr15" draw:text-style-name="P14" draw:layer="layout" svg:width="1.713cm" svg:height="0.747cm" svg:x="6.473cm" svg:y="15.07cm">
          <draw:text-box>
            <text:p text:style-name="P8"><text:span text:style-name="T7">3.1.9</text:span></text:p>
          </draw:text-box>
        </draw:frame>
        <draw:frame draw:style-name="gr15" draw:text-style-name="P14" draw:layer="layout" svg:width="2.009cm" svg:height="0.747cm" svg:x="10.397cm" svg:y="19.111cm">
          <draw:text-box>
            <text:p text:style-name="P8"><text:span text:style-name="T7">3.1.10</text:span></text:p>
          </draw:text-box>
        </draw:frame>
        <draw:frame draw:style-name="gr15" draw:text-style-name="P14" draw:layer="layout" svg:width="2.009cm" svg:height="0.747cm" svg:x="10.42cm" svg:y="21.405cm">
          <draw:text-box>
            <text:p text:style-name="P8"><text:span text:style-name="T7">3.1.11</text:span></text:p>
          </draw:text-box>
        </draw:frame>
        <draw:frame draw:style-name="gr15" draw:text-style-name="P14" draw:layer="layout" svg:width="2.009cm" svg:height="0.747cm" svg:x="7.573cm" svg:y="23.083cm">
          <draw:text-box>
            <text:p text:style-name="P8"><text:span text:style-name="T7">3.1.12</text:span></text:p>
          </draw:text-box>
        </draw:frame>
        <draw:frame draw:style-name="gr15" draw:text-style-name="P14" draw:layer="layout" svg:width="2.009cm" svg:height="0.747cm" svg:x="8.273cm" svg:y="25.693cm">
          <draw:text-box>
            <text:p text:style-name="P8"><text:span text:style-name="T7">3.1.13</text:span></text:p>
          </draw:text-box>
        </draw:frame>
        <draw:frame draw:style-name="gr15" draw:text-style-name="P14" draw:layer="layout" svg:width="2.009cm" svg:height="0.747cm" svg:x="19.58cm" svg:y="25.861cm">
          <draw:text-box>
            <text:p text:style-name="P8"><text:span text:style-name="T7">3.1.14</text:span></text:p>
          </draw:text-box>
        </draw:frame>
        <draw:frame draw:style-name="gr15" draw:text-style-name="P14" draw:layer="layout" svg:width="2.009cm" svg:height="0.747cm" svg:x="16.102cm" svg:y="13.5cm">
          <draw:text-box>
            <text:p text:style-name="P8"><text:span text:style-name="T7">3.1.15</text:span></text:p>
          </draw:text-box>
        </draw:frame>
        <draw:frame draw:style-name="gr15" draw:text-style-name="P14" draw:layer="layout" svg:width="2.009cm" svg:height="0.747cm" svg:x="16.118cm" svg:y="15.362cm">
          <draw:text-box>
            <text:p text:style-name="P8"><text:span text:style-name="T7">3.1.16</text:span></text:p>
          </draw:text-box>
        </draw:frame>
        <draw:frame draw:style-name="gr15" draw:text-style-name="P14" draw:layer="layout" svg:width="2.009cm" svg:height="0.747cm" svg:x="17.48cm" svg:y="16.44cm">
          <draw:text-box>
            <text:p text:style-name="P8"><text:span text:style-name="T7">3.1.17</text:span></text:p>
          </draw:text-box>
        </draw:frame>
        <draw:frame draw:style-name="gr15" draw:text-style-name="P14" draw:layer="layout" svg:width="2.009cm" svg:height="0.747cm" svg:x="16.571cm" svg:y="22.606cm">
          <draw:text-box>
            <text:p text:style-name="P8"><text:span text:style-name="T7">3.1.18</text:span></text:p>
          </draw:text-box>
        </draw:frame>
        <draw:frame draw:style-name="gr15" draw:text-style-name="P14" draw:layer="layout" svg:width="2.009cm" svg:height="0.747cm" svg:x="19.342cm" svg:y="17.433cm">
          <draw:text-box>
            <text:p text:style-name="P8"><text:span text:style-name="T7">3.1.19</text:span></text:p>
          </draw:text-box>
        </draw:frame>
        <draw:frame draw:style-name="gr15" draw:text-style-name="P14" draw:layer="layout" svg:width="1.256cm" svg:height="0.747cm" svg:x="16.44cm" svg:y="9.151cm">
          <draw:text-box>
            <text:p text:style-name="P8"><text:span text:style-name="T7">5.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0-16T10:47:45</meta:creation-date>
    <dc:date>2007-10-24T14:35:53</dc:date>
    <dc:language>en-US</dc:language>
    <meta:editing-cycles>12</meta:editing-cycles>
    <meta:editing-duration>PT2H17M4S</meta:editing-duration>
    <meta:user-defined meta:name="Info 1"/>
    <meta:user-defined meta:name="Info 2"/>
    <meta:user-defined meta:name="Info 3"/>
    <meta:user-defined meta:name="Info 4"/>
    <meta:document-statistic meta:object-count="247"/>
  </office:meta>
</office:document-meta>
</file>